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9.45mm"/>
    </style:style>
    <style:style style:name="co28" style:family="table-column">
      <style:table-column-properties fo:break-before="auto" style:column-width="24.08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8.59mm"/>
    </style:style>
    <style:style style:name="co31" style:family="table-column">
      <style:table-column-properties fo:break-before="auto" style:column-width="8.03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6.58mm"/>
    </style:style>
    <style:style style:name="co34" style:family="table-column">
      <style:table-column-properties fo:break-before="auto" style:column-width="7.16mm"/>
    </style:style>
    <style:style style:name="co35" style:family="table-column">
      <style:table-column-properties fo:break-before="auto" style:column-width="6.3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14.61mm"/>
    </style:style>
    <style:style style:name="co39" style:family="table-column">
      <style:table-column-properties fo:break-before="auto" style:column-width="18.63mm"/>
    </style:style>
    <style:style style:name="co40" style:family="table-column">
      <style:table-column-properties fo:break-before="auto" style:column-width="13.18mm"/>
    </style:style>
    <style:style style:name="co41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9ae"/>
    </style:style>
    <style:style style:name="ce30" style:family="table-cell" style:parent-style-name="Default">
      <style:table-cell-properties fo:background-color="#f7a19a"/>
    </style:style>
    <style:style style:name="ce33" style:family="table-cell" style:parent-style-name="Default">
      <style:table-cell-properties fo:background-color="#65c295"/>
    </style:style>
    <style:style style:name="ce34" style:family="table-cell" style:parent-style-name="Default">
      <style:table-cell-properties fo:background-color="#bce4e5"/>
    </style:style>
    <style:style style:name="ce36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5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table:number-columns-repeated="3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27" table:default-cell-style-name="ce14"/>
        <table:table-column table:style-name="co30" table:default-cell-style-name="ce14"/>
        <table:table-column table:style-name="co31" table:default-cell-style-name="ce40"/>
        <table:table-column table:style-name="co27" table:default-cell-style-name="ce16"/>
        <table:table-column table:style-name="co24" table:default-cell-style-name="ce16"/>
        <table:table-column table:style-name="co32" table:default-cell-style-name="ce16"/>
        <table:table-column table:style-name="co23" table:default-cell-style-name="Default"/>
        <table:table-column table:style-name="co3" table:default-cell-style-name="ce16"/>
        <table:table-column table:style-name="co33" table:default-cell-style-name="Default"/>
        <table:table-column table:style-name="co29" table:default-cell-style-name="ce14"/>
        <table:table-column table:style-name="co34" table:default-cell-style-name="Default"/>
        <table:table-column table:style-name="co35" table:default-cell-style-name="ce16"/>
        <table:table-column table:style-name="co21" table:default-cell-style-name="Default"/>
        <table:table-column table:style-name="co28" table:default-cell-style-name="ce16"/>
        <table:table-column table:style-name="co34" table:default-cell-style-name="ce14"/>
        <table:table-column table:style-name="co36" table:default-cell-style-name="ce16"/>
        <table:table-column table:style-name="co37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24" table:default-cell-style-name="ce16"/>
        <table:table-column table:style-name="co39" table:default-cell-style-name="ce16"/>
        <table:table-column table:style-name="co25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7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7"/>
          <table:table-cell table:style-name="ce17"/>
          <table:table-cell/>
          <table:table-cell table:style-name="Default"/>
          <table:table-cell table:style-name="ce14"/>
          <table:table-cell/>
          <table:table-cell table:style-name="ce73"/>
          <table:table-cell table:style-name="ce68" office:value-type="string" calcext:value-type="string">
            <text:p>sn75lvds83a</text:p>
          </table:table-cell>
          <table:table-cell/>
          <table:table-cell table:style-name="ce14" table:number-columns-repeated="2"/>
          <table:table-cell table:style-name="ce16" table:number-columns-repeated="3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7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7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 table:style-name="Default"/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7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7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 table:style-name="Default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Default"/>
          <table:table-cell table:style-name="ce76" office:value-type="string" calcext:value-type="string">
            <text:p>y1+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Default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Default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7"/>
          <table:table-cell table:number-columns-repeated="2"/>
          <table:table-cell office:value-type="string" calcext:value-type="string">
            <text:p>d1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Default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Default"/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Default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7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7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7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tdc adj</text:p>
          </table:table-cell>
          <table:table-cell/>
          <table:table-cell table:style-name="ce15" office:value-type="string" calcext:value-type="string">
            <text:p>fmc_a12</text:p>
          </table:table-cell>
          <table:table-cell table:style-name="ce7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7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7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7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7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7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7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68" office:value-type="string" calcext:value-type="string">
            <text:p>sdram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/>
          <table:table-cell table:style-name="ce14" office:value-type="string" calcext:value-type="string">
            <text:p>dq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3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3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4" office:value-type="string" calcext:value-type="string">
            <text:p>dq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4" office:value-type="string" calcext:value-type="string">
            <text:p>dq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3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4"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3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4" office:value-type="string" calcext:value-type="string">
            <text:p>dq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3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4" office:value-type="string" calcext:value-type="string">
            <text:p>dq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3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4" office:value-type="string" calcext:value-type="string">
            <text:p>3.3v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3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4" office:value-type="string" calcext:value-type="string">
            <text:p>dq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3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4" office:value-type="string" calcext:value-type="string">
            <text:p>dq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3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4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4" office:value-type="string" calcext:value-type="string">
            <text:p>dq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number-columns-repeated="2"/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4"/>
          <table:table-cell/>
          <table:table-cell table:style-name="ce16"/>
          <table:table-cell table:style-name="ce14"/>
          <table:table-cell/>
          <table:table-cell table:style-name="ce14" table:number-columns-repeated="2"/>
          <table:table-cell table:style-name="ce16" table:number-columns-repeated="3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number-columns-repeated="15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7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7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7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7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17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26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 table:number-rows-repeated="1048481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W3:Sheet2.A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3:37:18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13:37:52.470000000</dc:date>
    <meta:editing-duration>PT8H51M20S</meta:editing-duration>
    <meta:editing-cycles>30</meta:editing-cycles>
    <meta:generator>LibreOffice/6.0.5.2$Windows_X86_64 LibreOffice_project/54c8cbb85f300ac59db32fe8a675ff7683cd5a16</meta:generator>
    <meta:document-statistic meta:table-count="2" meta:cell-count="2676" meta:object-count="0"/>
  </office:meta>
</office:document-meta>
</file>